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791e" officeooo:paragraph-rsid="000e791e"/>
    </style:style>
    <style:style style:name="P2" style:family="paragraph" style:parent-style-name="Standard" style:list-style-name="L1">
      <style:text-properties style:text-line-through-style="solid" style:text-line-through-type="single" officeooo:rsid="000e61e7" officeooo:paragraph-rsid="000e61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86487673" text:style-name="L1">
        <text:list-item>
          <text:p text:style-name="P2">Граница E укорочена на 10 клеток</text:p>
        </text:list-item>
        <text:list-item>
          <text:p text:style-name="P1">Граница Е убрана</text:p>
        </text:list-item>
        <text:list-item>
          <text:p text:style-name="P1">Изменены константы, приведены в СИ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2T11:38:03.153897057</meta:creation-date>
    <meta:generator>LibreOffice/6.4.7.2$Linux_X86_64 LibreOffice_project/40$Build-2</meta:generator>
    <dc:date>2022-10-02T11:47:39.505244069</dc:date>
    <meta:editing-duration>PT9M36S</meta:editing-duration>
    <meta:editing-cycles>2</meta:editing-cycles>
    <meta:document-statistic meta:table-count="0" meta:image-count="0" meta:object-count="0" meta:page-count="1" meta:paragraph-count="4" meta:word-count="18" meta:character-count="86" meta:non-whitespace-character-count="75"/>
  </office:meta>
</office:document-meta>
</file>